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SaveSheetsDirectorie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58]" office:value-type="float" office:value="6">
            <text:p>6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9.33">
            <text:p>269.33</text:p>
          </table:table-cell>
          <table:table-cell table:formula="of:=[.G72]+[.H58]" office:value-type="float" office:value="5767.92">
            <text:p>5767.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59]" office:value-type="float" office:value="6">
            <text:p>6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73]+[.H5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60.11">
            <text:p>160.11</text:p>
          </table:table-cell>
          <table:table-cell table:formula="of:=[.G74]+[.H60]" office:value-type="float" office:value="6217.46">
            <text:p>6217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13">
            <text:p>113</text:p>
          </table:table-cell>
          <table:table-cell table:formula="of:=[.G75]+[.H61]" office:value-type="float" office:value="4568.4">
            <text:p>456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2]" office:value-type="float" office:value="6">
            <text:p>6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76]+[.H6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63]"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77]+[.H63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84.33">
            <text:p>184.33</text:p>
          </table:table-cell>
          <table:table-cell table:formula="of:=[.G78]+[.H64]" office:value-type="float" office:value="2936.28">
            <text:p>2936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65]" office:value-type="float" office:value="6">
            <text:p>6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79]+[.H6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66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39.33">
            <text:p>39.33</text:p>
          </table:table-cell>
          <table:table-cell table:formula="of:=[.G80]+[.H66]" office:value-type="float" office:value="6072.14">
            <text:p>6072.1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67]" office:value-type="float" office:value="6">
            <text:p>6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81]+[.H6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8.22">
            <text:p>38.22</text:p>
          </table:table-cell>
          <table:table-cell table:formula="of:=[.G82]+[.H68]" office:value-type="float" office:value="1801.58">
            <text:p>1801.5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69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88.11">
            <text:p>88.11</text:p>
          </table:table-cell>
          <table:table-cell table:formula="of:=[.G83]+[.H69]" office:value-type="float" office:value="4862.61">
            <text:p>4862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70]" office:value-type="float" office:value="6">
            <text:p>6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22">
            <text:p>2.22</text:p>
          </table:table-cell>
          <table:table-cell table:formula="of:=[.G84]+[.H70]" office:value-type="float" office:value="1235.1">
            <text:p>1235.1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85]+[.H7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0">
            <text:p>0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2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1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92]" office:value-type="float" office:value="8">
            <text:p>8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07]-[.H92]" office:value-type="float" office:value="0">
            <text:p>0</text:p>
          </table:table-cell>
          <table:table-cell office:value-type="float" office:value="6324">
            <text:p>632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93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94]" office:value-type="float" office:value="8">
            <text:p>8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09]-[.H94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95]" office:value-type="float" office:value="8">
            <text:p>8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96]"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11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97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12]-[.H9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98]" office:value-type="float" office:value="8">
            <text:p>8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99]" office:value-type="float" office:value="8">
            <text:p>8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14]-[.H99]" office:value-type="float" office:value="3040">
            <text:p>3040</text:p>
          </table:table-cell>
          <table:table-cell office:value-type="float" office:value="7553.94">
            <text:p>7553.9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00]" office:value-type="float" office:value="8">
            <text:p>8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01]" office:value-type="float" office:value="8">
            <text:p>8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16]-[.H101]" office:value-type="float" office:value="278">
            <text:p>278</text:p>
          </table:table-cell>
          <table:table-cell office:value-type="float" office:value="4968.58">
            <text:p>4968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02]" office:value-type="float" office:value="8">
            <text:p>8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03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18]-[.H103]" office:value-type="float" office:value="0">
            <text:p>0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04]" office:value-type="float" office:value="8">
            <text:p>8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19]-[.H1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05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20]-[.H105]" office:value-type="float" office:value="435.27">
            <text:p>435.27</text:p>
          </table:table-cell>
          <table:table-cell office:value-type="float" office:value="5034.99">
            <text:p>5034.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06]" office:value-type="float" office:value="8">
            <text:p>8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5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9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4]+1" office:value-type="float" office:value="4">
            <text:p>4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35]-[.H24]" office:value-type="float" office:value="-672.200000000001">
            <text:p>-672.2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25]+1" office:value-type="float" office:value="4">
            <text:p>4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36]-[.H25]" office:value-type="float" office:value="93.2399999999998">
            <text:p>93.24</text:p>
          </table:table-cell>
          <table:table-cell office:value-type="float" office:value="5194.88">
            <text:p>5194.8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26]+1" office:value-type="float" office:value="4">
            <text:p>4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37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27]+1" office:value-type="float" office:value="4">
            <text:p>4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38]-[.H2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28]+1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39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29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40]-[.H29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30]+1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41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31]+1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42]-[.H31]" office:value-type="float" office:value="530.88">
            <text:p>530.88</text:p>
          </table:table-cell>
          <table:table-cell office:value-type="float" office:value="6043.68">
            <text:p>6043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32]+1" office:value-type="float" office:value="4">
            <text:p>4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43]-[.H32]" office:value-type="float" office:value="5.32000000000062">
            <text:p>5.32</text:p>
          </table:table-cell>
          <table:table-cell office:value-type="float" office:value="4527.76">
            <text:p>4527.7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33]+1" office:value-type="float" office:value="4">
            <text:p>4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44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34]+1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45]-[.H34]" office:value-type="float" office:value="0.280000000000655">
            <text:p>0.28</text:p>
          </table:table-cell>
          <table:table-cell office:value-type="float" office:value="8091.64">
            <text:p>8091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35]+1" office:value-type="float" office:value="5">
            <text:p>5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46]-[.H35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6]+1" office:value-type="float" office:value="5">
            <text:p>5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47]-[.H36]" office:value-type="float" office:value="812.94">
            <text:p>812.94</text:p>
          </table:table-cell>
          <table:table-cell office:value-type="float" office:value="6007.82">
            <text:p>6007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37]+1" office:value-type="float" office:value="5">
            <text:p>5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38]+1" office:value-type="float" office:value="5">
            <text:p>5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49]-[.H38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39]+1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50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40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51]-[.H40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41]+1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52]-[.H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42]+1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53]-[.H42]" office:value-type="float" office:value="588.74">
            <text:p>588.74</text:p>
          </table:table-cell>
          <table:table-cell office:value-type="float" office:value="6632.42">
            <text:p>6632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43]+1" office:value-type="float" office:value="5">
            <text:p>5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54]-[.H43]" office:value-type="float" office:value="-4527.76">
            <text:p>-4527.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44]+1" office:value-type="float" office:value="5">
            <text:p>5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45]+1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56]-[.H45]" office:value-type="float" office:value="2730">
            <text:p>2730</text:p>
          </table:table-cell>
          <table:table-cell office:value-type="float" office:value="10821.64">
            <text:p>10821.6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41]" office:value-type="float" office:value="5">
            <text:p>5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54]-[.H41]" office:value-type="float" office:value="0">
            <text:p>0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42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3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56]-[.H43]" office:value-type="float" office:value="204">
            <text:p>204</text:p>
          </table:table-cell>
          <table:table-cell office:value-type="float" office:value="1782">
            <text:p>17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58]-[.H45]" office:value-type="float" office:value="22">
            <text:p>22</text:p>
          </table:table-cell>
          <table:table-cell office:value-type="float" office:value="3900">
            <text:p>39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46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59]-[.H46]" office:value-type="float" office:value="-1373">
            <text:p>-137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47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60]-[.H47]" office:value-type="float" office:value="269">
            <text:p>269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48]" office:value-type="float" office:value="5">
            <text:p>5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61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62]-[.H49]" office:value-type="float" office:value="216">
            <text:p>216</text:p>
          </table:table-cell>
          <table:table-cell office:value-type="float" office:value="5963">
            <text:p>59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50]" office:value-type="float" office:value="5">
            <text:p>5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63]-[.H50]" office:value-type="float" office:value="153">
            <text:p>153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51]"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64]-[.H51]" office:value-type="float" office:value="212">
            <text:p>212</text:p>
          </table:table-cell>
          <table:table-cell office:value-type="float" office:value="5644">
            <text:p>56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52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65]-[.H52]" office:value-type="float" office:value="141">
            <text:p>141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66]-[.H53]" office:value-type="float" office:value="80">
            <text:p>8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54]" office:value-type="float" office:value="6">
            <text:p>6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67]-[.H54]" office:value-type="float" office:value="-145">
            <text:p>-145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55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69]-[.H56]" office:value-type="float" office:value="9.75">
            <text:p>9.75</text:p>
          </table:table-cell>
          <table:table-cell office:value-type="float" office:value="1791.75">
            <text:p>1791.7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7]" office:value-type="float" office:value="6">
            <text:p>6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58]" office:value-type="float" office:value="6">
            <text:p>6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71]-[.H58]" office:value-type="float" office:value="120.75">
            <text:p>120.75</text:p>
          </table:table-cell>
          <table:table-cell office:value-type="float" office:value="4020.75">
            <text:p>4020.7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59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60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73]-[.H60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61]" office:value-type="float" office:value="6">
            <text:p>6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74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62]" office:value-type="float" office:value="6">
            <text:p>6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75]-[.H62]" office:value-type="float" office:value="0.75">
            <text:p>0.75</text:p>
          </table:table-cell>
          <table:table-cell office:value-type="float" office:value="5963.75">
            <text:p>5963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63]" office:value-type="float" office:value="6">
            <text:p>6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76]-[.H63]" office:value-type="float" office:value="3">
            <text:p>3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64]" office:value-type="float" office:value="6">
            <text:p>6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77]-[.H64]" office:value-type="float" office:value="9">
            <text:p>9</text:p>
          </table:table-cell>
          <table:table-cell office:value-type="float" office:value="5653">
            <text:p>56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65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78]-[.H65]" office:value-type="float" office:value="0">
            <text:p>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66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79]-[.H66]" office:value-type="float" office:value="0">
            <text:p>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67]" office:value-type="float" office:value="7">
            <text:p>7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80]-[.H67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6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69]" office:value-type="float" office:value="7">
            <text:p>7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82]-[.H69]" office:value-type="float" office:value="2.25">
            <text:p>2.25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70]" office:value-type="float" office:value="7">
            <text:p>7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71]" office:value-type="float" office:value="7">
            <text:p>7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84]-[.H71]" office:value-type="float" office:value="0.25">
            <text:p>0.25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2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73]" office:value-type="float" office:value="7">
            <text:p>7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86]-[.H73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74]" office:value-type="float" office:value="7">
            <text:p>7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87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75]" office:value-type="float" office:value="7">
            <text:p>7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88]-[.H75]" office:value-type="float" office:value="49.5">
            <text:p>49.5</text:p>
          </table:table-cell>
          <table:table-cell office:value-type="float" office:value="6013.25">
            <text:p>601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76]" office:value-type="float" office:value="7">
            <text:p>7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89]-[.H76]" office:value-type="float" office:value="1.5">
            <text:p>1.5</text:p>
          </table:table-cell>
          <table:table-cell office:value-type="float" office:value="1846.5">
            <text:p>1846.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90]-[.H77]" office:value-type="float" office:value="4">
            <text:p>4</text:p>
          </table:table-cell>
          <table:table-cell office:value-type="float" office:value="5657">
            <text:p>56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78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91]-[.H78]" office:value-type="float" office:value="3">
            <text:p>3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79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92]-[.H79]" office:value-type="float" office:value="3.5">
            <text:p>3.5</text:p>
          </table:table-cell>
          <table:table-cell office:value-type="float" office:value="3639.5">
            <text:p>36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80]" office:value-type="float" office:value="8">
            <text:p>8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93]-[.H80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81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82]"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-1794">
            <text:p>-1794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83]" office:value-type="float" office:value="8">
            <text:p>8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84]" office:value-type="float" office:value="8">
            <text:p>8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97]-[.H84]" office:value-type="float" office:value="94">
            <text:p>94</text:p>
          </table:table-cell>
          <table:table-cell office:value-type="float" office:value="4115">
            <text:p>411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85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98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6]" office:value-type="float" office:value="8">
            <text:p>8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99]-[.H86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87]" office:value-type="float" office:value="8">
            <text:p>8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00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88]" office:value-type="float" office:value="8">
            <text:p>8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01]-[.H88]" office:value-type="float" office:value="316.75">
            <text:p>316.75</text:p>
          </table:table-cell>
          <table:table-cell office:value-type="float" office:value="6330">
            <text:p>63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89]" office:value-type="float" office:value="8">
            <text:p>8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02]-[.H89]" office:value-type="float" office:value="343.25">
            <text:p>343.25</text:p>
          </table:table-cell>
          <table:table-cell office:value-type="float" office:value="2189.75">
            <text:p>2189.75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90]" office:value-type="float" office:value="8">
            <text:p>8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03]-[.H90]" office:value-type="float" office:value="455">
            <text:p>455</text:p>
          </table:table-cell>
          <table:table-cell office:value-type="float" office:value="6112">
            <text:p>61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91]" office:value-type="float" office:value="8">
            <text:p>8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04]-[.H91]" office:value-type="float" office:value="149">
            <text:p>149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9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05]-[.H92]" office:value-type="float" office:value="238.25">
            <text:p>238.25</text:p>
          </table:table-cell>
          <table:table-cell office:value-type="float" office:value="3877.75">
            <text:p>3877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9:5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19:55:52.78</dc:date>
    <dc:creator>Bob Harper</dc:creator>
    <meta:editing-duration>P2DT9H24M54S</meta:editing-duration>
    <meta:editing-cycles>268</meta:editing-cycles>
    <meta:generator>OpenOffice/4.1.1$Win32 OpenOffice.org_project/411m6$Build-9775</meta:generator>
    <meta:document-statistic meta:table-count="18" meta:cell-count="8652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